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adornments="斜体" style:font-pitch="variable"/>
    <style:font-face style:name="Latin Modern Roman" svg:font-family="'Latin Modern Roman'"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font-name-asian="Latin Modern Roman"/>
    </style:style>
    <style:style style:name="P2" style:family="paragraph" style:parent-style-name="Standard">
      <style:paragraph-properties fo:text-align="center" style:justify-single-word="false"/>
      <style:text-properties fo:font-size="24pt" fo:language="fr" fo:country="FR" officeooo:rsid="00027cac" officeooo:paragraph-rsid="00027cac" style:font-size-asian="24pt" style:font-size-complex="24pt"/>
    </style:style>
    <style:style style:name="P3" style:family="paragraph" style:parent-style-name="Standard">
      <style:paragraph-properties fo:text-align="center" style:justify-single-word="false"/>
      <style:text-properties style:font-name="Latin Modern Roman1" fo:font-size="24pt" fo:language="fr" fo:country="FR" officeooo:rsid="00027cac" officeooo:paragraph-rsid="00027cac" style:font-size-asian="24pt" style:font-size-complex="24pt"/>
    </style:style>
    <style:style style:name="P4" style:family="paragraph" style:parent-style-name="Standard">
      <style:paragraph-properties fo:text-align="center" style:justify-single-word="false"/>
    </style:style>
    <style:style style:name="P5" style:family="paragraph" style:parent-style-name="Text_20_body">
      <style:text-properties officeooo:rsid="00045441" officeooo:paragraph-rsid="00045441"/>
    </style:style>
    <style:style style:name="P6" style:family="paragraph" style:parent-style-name="Text_20_body">
      <style:text-properties officeooo:rsid="00045441" officeooo:paragraph-rsid="000a8310"/>
    </style:style>
    <style:style style:name="P7" style:family="paragraph" style:parent-style-name="Text_20_body">
      <style:text-properties officeooo:rsid="0008cc1a" officeooo:paragraph-rsid="0008cc1a"/>
    </style:style>
    <style:style style:name="P8" style:family="paragraph" style:parent-style-name="Text_20_body">
      <style:text-properties officeooo:rsid="000cc9bc" officeooo:paragraph-rsid="000dca50"/>
    </style:style>
    <style:style style:name="P9" style:family="paragraph" style:parent-style-name="Text_20_body">
      <style:text-properties officeooo:rsid="000dca50" officeooo:paragraph-rsid="000dca50"/>
    </style:style>
    <style:style style:name="P10" style:family="paragraph" style:parent-style-name="Text_20_body">
      <style:text-properties officeooo:rsid="000dca50" officeooo:paragraph-rsid="000e3791"/>
    </style:style>
    <style:style style:name="P11" style:family="paragraph" style:parent-style-name="Text_20_body">
      <style:text-properties officeooo:rsid="000e3791" officeooo:paragraph-rsid="000e3791"/>
    </style:style>
    <style:style style:name="P12" style:family="paragraph" style:parent-style-name="Title">
      <style:text-properties officeooo:paragraph-rsid="00045441"/>
    </style:style>
    <style:style style:name="P13" style:family="paragraph" style:parent-style-name="Heading_20_1">
      <style:paragraph-properties fo:break-before="page"/>
      <style:text-properties officeooo:rsid="00045441" officeooo:paragraph-rsid="00045441"/>
    </style:style>
    <style:style style:name="P14" style:family="paragraph" style:parent-style-name="Heading_20_1">
      <style:paragraph-properties fo:break-before="page"/>
      <style:text-properties officeooo:rsid="00045441" officeooo:paragraph-rsid="00045441"/>
    </style:style>
    <style:style style:name="P15" style:family="paragraph" style:parent-style-name="Heading_20_1">
      <style:text-properties officeooo:rsid="000b3186" officeooo:paragraph-rsid="000b3186"/>
    </style:style>
    <style:style style:name="T1" style:family="text">
      <style:text-properties fo:language="fr" fo:country="FR" fo:font-weight="normal" style:font-weight-asian="normal" style:font-weight-complex="normal"/>
    </style:style>
    <style:style style:name="T2" style:family="text">
      <style:text-properties officeooo:rsid="0005a36b"/>
    </style:style>
    <style:style style:name="T3" style:family="text">
      <style:text-properties fo:font-weight="bold" officeooo:rsid="0008cc1a" style:font-weight-asian="bold" style:font-weight-complex="bold"/>
    </style:style>
    <style:style style:name="T4" style:family="text">
      <style:text-properties fo:font-weight="bold" officeooo:rsid="0009cbd7" style:font-weight-asian="bold" style:font-weight-complex="bold"/>
    </style:style>
    <style:style style:name="T5" style:family="text">
      <style:text-properties fo:font-weight="bold" officeooo:rsid="000a8310" style:font-weight-asian="bold" style:font-weight-complex="bold"/>
    </style:style>
    <style:style style:name="T6" style:family="text">
      <style:text-properties fo:font-weight="bold" officeooo:rsid="000b3186" style:font-weight-asian="bold" style:font-weight-complex="bold"/>
    </style:style>
    <style:style style:name="T7" style:family="text">
      <style:text-properties fo:font-weight="normal" officeooo:rsid="0008aaf7" style:font-weight-asian="normal" style:font-weight-complex="normal"/>
    </style:style>
    <style:style style:name="T8" style:family="text">
      <style:text-properties fo:font-weight="normal" officeooo:rsid="0008cc1a" style:font-weight-asian="normal" style:font-weight-complex="normal"/>
    </style:style>
    <style:style style:name="T9" style:family="text">
      <style:text-properties fo:font-weight="normal" officeooo:rsid="0009cbd7" style:font-weight-asian="normal" style:font-weight-complex="normal"/>
    </style:style>
    <style:style style:name="T10" style:family="text">
      <style:text-properties fo:font-weight="normal" officeooo:rsid="000a8310" style:font-weight-asian="normal" style:font-weight-complex="normal"/>
    </style:style>
    <style:style style:name="T11" style:family="text">
      <style:text-properties fo:font-weight="normal" officeooo:rsid="000b3186" style:font-weight-asian="normal" style:font-weight-complex="normal"/>
    </style:style>
    <style:style style:name="T12" style:family="text">
      <style:text-properties officeooo:rsid="0009cbd7"/>
    </style:style>
    <style:style style:name="T13" style:family="text">
      <style:text-properties officeooo:rsid="000dca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2"/>
      <text:p text:style-name="P2"/>
      <text:p text:style-name="P2"/>
      <text:p text:style-name="P2"/>
      <text:p text:style-name="P2"/>
      <text:p text:style-name="P2"/>
      <text:p text:style-name="P12"><text:span text:style-name="T1">Calculer le rectangle minimum convexe</text:span></text:p>
      <text:p text:style-name="P4">XIAN Qiwei</text:p>
      <text:p text:style-name="Standard"/>
      <text:p text:style-name="P2"/>
      <text:h text:style-name="P13" text:outline-level="1" text:is-list-header="true">Sommaire</text:h>
      <text:h text:style-name="P14" text:outline-level="1">Introduction</text:h>
      <text:p text:style-name="P5">Donner une ensemble P de n points dans R, le rectangle minimum convexe est le rectangle minimum qui entourne tous les points de P.</text:p>
      <text:p text:style-name="P6">Calculer le rectangle minimum convexe est un des problèmes <text:span text:style-name="T12">classiques</text:span> <text:span text:style-name="T2">de l</text:span>a géométrie algorithmique. <text:span text:style-name="T7">Pour résoudre ce problème, un majorant de O(n²) est donné par l’algorithm recherche exhaustive. Il existe aussi les autre meilleurs algorithmes </text:span><text:span text:style-name="T9">comme</text:span><text:span text:style-name="T4"> l’algorithme Shamos</text:span><text:span text:style-name="T7">, </text:span><text:span text:style-name="T10">le premier fois que Michael Shamos l’a utilisé afin de calculer la diamère d’un polygon convexe en temps O(n) en 1978. En plus </text:span><text:span text:style-name="T5">l’algorithme</text:span><text:span text:style-name="T10"> </text:span><text:span text:style-name="T5">Toussaint</text:span><text:span text:style-name="T10">, </text:span><text:span text:style-name="T9"><text:s/></text:span><text:span text:style-name="T10">Godfried Toussaint a résolu beaucoup de problèmes de la géométrie algorithmique en utilisant </text:span><text:span text:style-name="T11">la phase « </text:span><text:span text:style-name="T6">rotating caliper</text:span><text:span text:style-name="T11"> »</text:span><text:span text:style-name="T10">. </text:span><text:span text:style-name="T11">Dans mon projet, je cherche à calculer le rectangle minimum convexe en utilisant l’algorithme Toussaint</text:span></text:p>
      <text:p text:style-name="P6"><text:span text:style-name="T10">Néanmoins</text:span><text:span text:style-name="T8"> il faut trouver l’enveloppe convexe de P avant d’utiliser ces algorithmes. Pour faire ce pr</text:span><text:span text:style-name="T10">é</text:span><text:span text:style-name="T8">calcul, il y a plusieurs choix possibles. Par exemple le </text:span><text:span text:style-name="T3">parcours de Graham</text:span><text:span text:style-name="T8">, </text:span><text:span text:style-name="T9">il</text:span><text:span text:style-name="T8"> nous permet de calculer un enveloppe convexe en temps O(n</text:span><text:span text:style-name="T9">logn</text:span><text:span text:style-name="T8">). Un autre algorithme la </text:span><text:span text:style-name="T3">marche de Jarvis</text:span><text:span text:style-name="T8">, il a aussi une excellente complexité en O(n</text:span><text:span text:style-name="T9">h</text:span><text:span text:style-name="T8">) où h représente le nombre de sommets de l’enveloppe convexe. Dans ce projet, </text:span><text:span text:style-name="T9">je choisis la marche de </text:span><text:span text:style-name="T11">J</text:span><text:span text:style-name="T9">arvis afin de précalculer l’enveloppe convexe de P. Dès que obtenir l’envelloppe, </text:span><text:span text:style-name="T11">je vais utiliser rotating caliper pour chercher les qutre points de l’enveloppe qui se trouve aussi dans le rectangle. Après je peux calculer les sommets de rectangle en utilisant ces quatre points. La complexité théorique est O(n + r) où r est la complexité de la marche de Jarvis.</text:span></text:p>
      <text:p text:style-name="P5"/>
      <text:h text:style-name="P15" text:outline-level="1">Définitions, notations, stuctures de donnés utilisée</text:h>
      <text:p text:style-name="P8">On dénote l’ensembles de points par P, le nombre de points de P par n.</text:p>
      <text:p text:style-name="P10">Une enveloppe convexe E de P est un sous-ensemble E de P tel que le polygon composé par tous les points de E peut entourner tous les points de P.</text:p>
      <text:p text:style-name="P9">ab- est représente la vecteur depuis a vers b, |ab| est le scalaire de ab.</text:p>
      <text:p text:style-name="P8"><text:span text:style-name="T13">ab</text:span> « dot » <text:span text:style-name="T13">cd</text:span> dénote le produit scalaire <text:span text:style-name="T13">entre ab et cd.</text:span> <text:s/></text:p>
      <text:p text:style-name="P8"><text:span text:style-name="T13">ab</text:span> x <text:span text:style-name="T13">cd</text:span> dénote le produit vectoriel <text:span text:style-name="T13">entre ab et cd</text:span>. </text:p>
      <text:p text:style-name="P11">Si un points i </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adornments="斜体" style:font-pitch="variable"/>
    <style:font-face style:name="Latin Modern Roman" svg:font-family="'Latin Modern Roman'"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1" fo:font-family="'Latin Modern Roman'" style:font-style-name="10 Regular" style:font-pitch="variable" fo:font-size="14pt" fo:language="fr" fo:country="FR" style:font-size-asian="10.5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officeooo:rsid="00045441" style:font-size-asian="10.5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style:font-name="Latin Modern Math" fo:font-family="'Latin Modern Math'" style:font-style-name="斜体" style:font-pitch="variable" fo:font-size="28pt" fo:language="fr" fo:country="FR" fo:font-style="italic"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2" fo:font-family="'Latin Modern Roman'" style:font-style-name="10 Italic" style:font-pitch="variable" fo:font-size="140%" fo:font-style="italic" fo:font-weight="normal"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4T14:57:29.800791055</meta:creation-date>
    <dc:date>2019-12-14T22:33:08.935599830</dc:date>
    <meta:editing-duration>PT1M45S</meta:editing-duration>
    <meta:editing-cycles>1</meta:editing-cycles>
    <meta:document-statistic meta:table-count="0" meta:image-count="0" meta:object-count="0" meta:page-count="4" meta:paragraph-count="14" meta:word-count="361" meta:character-count="2115" meta:non-whitespace-character-count="1767"/>
    <meta:generator>LibreOffice/6.0.7.3$Linux_X86_64 LibreOffice_project/00m0$Build-3</meta:generator>
  </office:meta>
</office:document-meta>
</file>